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c764" officeooo:paragraph-rsid="0014c764"/>
    </style:style>
    <style:style style:name="P2" style:family="paragraph" style:parent-style-name="Standard">
      <style:text-properties fo:font-variant="normal" fo:text-transform="none" fo:color="#000000" style:font-name="Arial" fo:font-size="9.75pt" fo:letter-spacing="normal" fo:font-style="normal" fo:font-weight="normal" officeooo:paragraph-rsid="0014c764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T1" style:family="text">
      <style:text-properties officeooo:rsid="0014c764"/>
    </style:style>
    <style:style style:name="T2" style:family="text">
      <style:text-properties fo:color="#222222" style:font-name="arial" fo:font-size="12pt"/>
    </style:style>
    <style:style style:name="T3" style:family="text">
      <style:text-properties fo:color="#222222" style:font-name="arial" fo:font-size="12pt" fo:font-weight="bold"/>
    </style:style>
    <style:style style:name="T4" style:family="text">
      <style:text-properties fo:color="#222222" style:font-name="arial" fo:font-size="12pt" fo:font-weight="bold" officeooo:rsid="0014c764"/>
    </style:style>
    <style:style style:name="T5" style:family="text">
      <style:text-properties fo:color="#222222" style:font-name="arial" fo:font-size="12pt" officeooo:rsid="0014c764"/>
    </style:style>
    <style:style style:name="T6" style:family="text">
      <style:text-properties fo:color="#222222" style:font-name="arial" fo:font-size="12pt" style:font-weight-asian="normal" style:font-weight-complex="normal"/>
    </style:style>
    <style:style style:name="T7" style:family="text">
      <style:text-properties fo:color="#222222" style:font-name="arial" fo:font-size="12pt" officeooo:rsid="0014c76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60919</text:p>
      <text:p text:style-name="P1">Saulo Ortega</text:p>
      <text:p text:style-name="P1"/>
      <text:p text:style-name="P1"/>
      <text:p text:style-name="P1"/>
      <text:p text:style-name="P2"><text:span text:style-name="T1">- arp-</text:span><text:span text:style-name="T4"> </text:span><text:span text:style-name="T7">Adress resolution Protocol</text:span></text:p>
      <text:p text:style-name="P3">-ICMP- <text:span text:style-name="T6">Internet Control Message Protocol </text:span></text:p>
      <text:p text:style-name="P3">-IOT (Internet Of Things)- <text:span text:style-name="T1">refers to the growing network of physical object that feature an ip </text:span></text:p>
      <text:p text:style-name="P3">-NAT-<text:span text:style-name="T2">Network address translation </text:span><text:span text:style-name="T5">(method of remapping IP)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Verdana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2:53:25.542281925</meta:creation-date>
    <dc:date>2016-09-19T13:09:44.738783146</dc:date>
    <meta:editing-duration>PT1M9S</meta:editing-duration>
    <meta:editing-cycles>1</meta:editing-cycles>
    <meta:document-statistic meta:table-count="0" meta:image-count="0" meta:object-count="0" meta:page-count="1" meta:paragraph-count="6" meta:word-count="36" meta:character-count="244" meta:non-whitespace-character-count="212"/>
    <meta:generator>LibreOffice/4.3.7.2$Linux_X86_64 LibreOffice_project/430$Build-2</meta:generator>
  </office:meta>
</office:document-meta>
</file>